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814cm"/>
      <style:paragraph-properties style:writing-mode="lr-tb"/>
    </style:style>
    <style:style style:name="gr2" style:family="graphic" style:parent-style-name="standard">
      <style:graphic-properties draw:stroke="none" svg:stroke-width="0cm" draw:marker-start-width="0.21cm" draw:marker-end-width="0.21cm" draw:fill="solid" draw:fill-color="#eeeeee" draw:textarea-horizontal-align="justify" draw:textarea-vertical-align="middle" draw:auto-grow-height="false" fo:min-height="0.5cm" fo:min-width="2.3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48cm" fo:min-width="1.3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62cm" fo:min-width="2.244cm"/>
      <style:paragraph-properties style:writing-mode="lr-tb"/>
    </style:style>
    <style:style style:name="gr5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462cm" fo:min-width="2.244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152cm" draw:fill="none" draw:textarea-vertical-align="middle"/>
    </style:style>
    <style:style style:name="gr7" style:family="graphic" style:parent-style-name="objectwithoutfill">
      <style:graphic-properties draw:marker-end="Arrowheads_20_3" draw:marker-end-width="0.15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66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152cm" draw:fill="none" draw:textarea-vertical-align="middle"/>
    </style:style>
    <style:style style:name="gr10" style:family="graphic" style:parent-style-name="objectwithoutfill">
      <style:graphic-properties draw:marker-end="Arrowheads_20_6" draw:marker-end-width="0.152cm" draw:fill="none" draw:textarea-vertical-align="middle"/>
    </style:style>
    <style:style style:name="gr11" style:family="graphic" style:parent-style-name="objectwithoutfill">
      <style:graphic-properties draw:marker-end="Arrowheads_20_8" draw:marker-end-width="0.152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28cm" svg:height="0.585cm" svg:x="0.795cm" svg:y="2.258cm">
          <draw:text-box>
            <text:p>False</text:p>
          </draw:text-box>
        </draw:frame>
        <draw:custom-shape draw:style-name="gr2" draw:text-style-name="P3" xml:id="id1" draw:id="id1" draw:layer="layout" svg:width="2.75cm" svg:height="0.7cm" svg:x="0.591cm" svg:y="0.143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3.75cm" svg:height="1.195cm" svg:x="0.091cm" svg:y="1.217cm">
          <text:p text:style-name="P2">condiçã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3" draw:id="id3" draw:layer="layout" svg:width="2.744cm" svg:height="0.712cm" svg:x="3.515cm" svg:y="2.982cm">
          <text:p text:style-name="P2">Bloc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" draw:id="id5" draw:layer="layout" svg:width="2.744cm" svg:height="0.712cm" svg:x="0.594cm" svg:y="4.48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1.966cm" svg:y1="0.843cm" svg:x2="1.966cm" svg:y2="1.217cm" draw:start-shape="id1" draw:start-glue-point="6" draw:end-shape="id2" draw:end-glue-point="4" svg:d="M1966 843v374" svg:viewBox="0 0 1 375">
          <text:p/>
        </draw:connector>
        <draw:connector draw:style-name="gr7" draw:text-style-name="P4" draw:layer="layout" svg:x1="3.841cm" svg:y1="1.815cm" svg:x2="4.887cm" svg:y2="2.982cm" draw:start-shape="id2" draw:start-glue-point="7" draw:end-shape="id3" draw:end-glue-point="4" svg:d="M3841 1815h1046v1167" svg:viewBox="0 0 1047 1168">
          <text:p/>
        </draw:connector>
        <draw:frame draw:style-name="gr8" draw:text-style-name="P1" draw:layer="layout" svg:width="1.165cm" svg:height="0.65cm" svg:x="3.694cm" svg:y="1.258cm">
          <draw:text-box>
            <text:p>True</text:p>
          </draw:text-box>
        </draw:frame>
        <draw:custom-shape draw:style-name="gr4" draw:text-style-name="P2" xml:id="id4" draw:id="id4" draw:layer="layout" svg:width="2.744cm" svg:height="0.712cm" svg:x="0.594cm" svg:y="2.982cm">
          <text:p text:style-name="P2">Bloco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4" draw:layer="layout" draw:type="line" svg:x1="1.966cm" svg:y1="2.412cm" svg:x2="1.966cm" svg:y2="2.982cm" draw:start-shape="id2" draw:start-glue-point="6" draw:end-shape="id4" draw:end-glue-point="4" svg:d="M1966 2412v570" svg:viewBox="0 0 1 571">
          <text:p/>
        </draw:connector>
        <draw:connector draw:style-name="gr10" draw:text-style-name="P4" xml:id="id6" draw:id="id6" draw:layer="layout" draw:type="line" svg:x1="1.966cm" svg:y1="3.694cm" svg:x2="1.966cm" svg:y2="4.48cm" draw:start-shape="id4" draw:start-glue-point="6" draw:end-shape="id5" draw:end-glue-point="4" svg:d="M1966 3694v786" svg:viewBox="0 0 1 787">
          <text:p/>
        </draw:connector>
        <draw:connector draw:style-name="gr11" draw:text-style-name="P4" draw:layer="layout" draw:line-skew="-0.872cm" svg:x1="4.887cm" svg:y1="3.694cm" svg:x2="1.966cm" svg:y2="4.087cm" draw:start-shape="id3" draw:start-glue-point="6" draw:end-shape="id6" draw:end-glue-point="0" svg:d="M4887 3694v414h-2921v-21" svg:viewBox="0 0 2922 41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5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3T16:45:29.488888670</dc:date>
    <meta:editing-duration>PT1H27M33S</meta:editing-duration>
    <meta:editing-cycles>25</meta:editing-cycles>
    <meta:generator>LibreOffice/7.3.7.2$Linux_X86_64 LibreOffice_project/30$Build-2</meta:generator>
    <meta:document-statistic meta:object-count="12"/>
  </office:meta>
</office:document-meta>
</file>